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align="center" fo:text-indent="0cm"/>
      <style:text-properties fo:font-size="18pt" style:font-size-asian="18pt" style:font-size-complex="18pt"/>
    </style:style>
    <style:style style:name="P4" style:family="paragraph">
      <style:text-properties fo:font-size="18pt" style:font-size-asian="18pt" style:font-size-complex="18pt"/>
    </style:style>
    <style:style style:name="P5" style:family="paragraph">
      <loext:graphic-properties draw:fill-color="#ffffff"/>
      <style:text-properties fo:font-size="18pt" style:font-size-asian="18pt" style:font-size-complex="18pt"/>
    </style:style>
    <style:style style:name="T1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INVENTORY</text:p>
          </draw:text-box>
        </draw:frame>
        <draw:frame presentation:style-name="pr2" draw:text-style-name="P1" draw:layer="layout" svg:width="25.199cm" svg:height="9.134cm" svg:x="1.4cm" svg:y="3.685cm" presentation:class="subtitle" presentation:user-transformed="true">
          <draw:text-box>
            <text:p>Masalah umum</text:p>
            <text:p/>
            <text:p>Pengelolaan stok barang masih manual yang menyebabkan human error</text:p>
          </draw:text-box>
        </draw:frame>
        <presentation:notes draw:style-name="dp1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Requirements user</text:p>
          </draw:text-box>
        </draw:frame>
        <draw:frame presentation:style-name="pr2" draw:text-style-name="P1" draw:layer="layout" svg:width="25.199cm" svg:height="9.134cm" svg:x="1.4cm" svg:y="3.685cm" presentation:class="subtitle" presentation:user-transformed="true">
          <draw:text-box>
            <text:p text:style-name="P2">Stok barang</text:p>
            <text:p>Barang masuk</text:p>
            <text:p>Barang keluar</text:p>
            <text:p>History barang masuk, keluar</text:p>
            <text:p>Laporan barang masuk, keluar, stok barang</text:p>
            <text:p>Label (baik, tidak baik, hilang)</text:p>
            <text:p/>
          </draw:text-box>
        </draw:frame>
        <presentation:notes draw:style-name="dp1">
          <draw:page-thumbnail draw:style-name="gr1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Requirements user</text:p>
          </draw:text-box>
        </draw:frame>
        <draw:frame presentation:style-name="pr2" draw:text-style-name="P5" draw:layer="layout" svg:width="25.199cm" svg:height="9.134cm" svg:x="1.4cm" svg:y="3.681cm" presentation:class="subtitle" presentation:user-transformed="true">
          <draw:text-box>
            <text:p text:style-name="P3"><text:span text:style-name="T1">Viewer</text:span></text:p>
            <text:p text:style-name="P3"><text:span text:style-name="T1">- Melihat data barang masuk, keluar, stok barang</text:span></text:p>
            <text:p text:style-name="P3"><text:span text:style-name="T1"/></text:p>
            <text:p text:style-name="P3"><text:span text:style-name="T1">Admin Gudang</text:span></text:p>
            <text:p text:style-name="P3"><text:span text:style-name="T1">- kelola data barang, masuk, keluar</text:span></text:p>
            <text:p text:style-name="P3"><text:span text:style-name="T1">- Cetak laporan barang masuk, barang keluar, dan stok barang</text:span></text:p>
            <text:p text:style-name="P3"><text:span text:style-name="T1"/></text:p>
            <text:p text:style-name="P3"><text:span text:style-name="T1">Superadmin</text:span></text:p>
            <text:p text:style-name="P3"><text:span text:style-name="T1">- kelola data barang, masuk, keluar</text:span></text:p>
            <text:p text:style-name="P3"><text:span text:style-name="T1">- kelola data user</text:span></text:p>
            <text:p text:style-name="P3"><text:span text:style-name="T1">- Cetak laporan barang masuk, barang keluar, dan stok barang</text:span></text:p>
            <text:p text:style-name="P4"><text:span text:style-name="T1"/></text:p>
          </draw:text-box>
        </draw:frame>
        <presentation:notes draw:style-name="dp1">
          <draw:page-thumbnail draw:style-name="gr1" draw:layer="layout" svg:width="19.798cm" svg:height="11.136cm" svg:x="0.6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Sortware Spesification</text:p>
          </draw:text-box>
        </draw:frame>
        <draw:frame presentation:style-name="pr2" draw:text-style-name="P1" draw:layer="layout" svg:width="25.199cm" svg:height="11.395cm" svg:x="1.4cm" svg:y="2.555cm" presentation:class="subtitle" presentation:user-transformed="true">
          <draw:text-box>
            <text:p/>
            <text:p>Codeigniter 4</text:p>
            <text:p>MYSQLi</text:p>
            <text:p>Bootstrap</text:p>
            <text:p>Datatables</text:p>
            <text:p text:style-name="P2">HTML</text:p>
            <text:p text:style-name="P2">CSS</text:p>
            <text:p text:style-name="P2">Javascipt</text:p>
            <text:p/>
          </draw:text-box>
        </draw:frame>
        <presentation:notes draw:style-name="dp1">
          <draw:page-thumbnail draw:style-name="gr1" draw:layer="layout" svg:width="19.798cm" svg:height="11.136cm" svg:x="0.6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9-29T09:30:34.758015283</meta:creation-date>
    <dc:date>2022-09-29T10:09:52.149863497</dc:date>
    <meta:editing-duration>PT18M5S</meta:editing-duration>
    <meta:editing-cycles>5</meta:editing-cycles>
    <meta:generator>LibreOffice/7.3.5.2$Linux_X86_64 LibreOffice_project/30$Build-2</meta:generator>
    <meta:document-statistic meta:object-count="37"/>
  </office:meta>
</office:document-meta>
</file>